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54af" officeooo:paragraph-rsid="000254af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45270" officeooo:paragraph-rsid="00045270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4c438" officeooo:paragraph-rsid="0004c438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4c438" officeooo:paragraph-rsid="0005c43c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4c438" officeooo:paragraph-rsid="000b3b6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4pt" fo:font-weight="normal" officeooo:rsid="00045270" officeooo:paragraph-rsid="0004527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4c438" officeooo:paragraph-rsid="0004c43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4c438" officeooo:paragraph-rsid="0006e983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06e983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045270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4c438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5c43c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6e983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860b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953c8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a0dae" style:font-size-asian="14pt" style:font-weight-asian="normal" style:font-size-complex="14pt" style:font-weight-complex="normal"/>
    </style:style>
    <style:style style:name="T9" style:family="text">
      <style:text-properties officeooo:rsid="0004c438"/>
    </style:style>
    <style:style style:name="T10" style:family="text">
      <style:text-properties officeooo:rsid="0005c43c"/>
    </style:style>
    <style:style style:name="T11" style:family="text">
      <style:text-properties officeooo:rsid="0006e983"/>
    </style:style>
    <style:style style:name="T12" style:family="text">
      <style:text-properties officeooo:rsid="000860ba"/>
    </style:style>
    <style:style style:name="T13" style:family="text">
      <style:text-properties officeooo:rsid="000d2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L’idée de l’application :</text:p>
      <text:p text:style-name="P1"><text:tab/><text:span text:style-name="T2">Une Appli qui gère tous les infos d’un site web pour une sandwicherie / </text:span><text:span text:style-name="T7">petite <text:tab/>restauration</text:span><text:span text:style-name="T2">.</text:span></text:p>
      <text:p text:style-name="P1"><text:span text:style-name="T2"/></text:p>
      <text:p text:style-name="P2">2- <text:span text:style-name="T9">Technologie utiliser :</text:span></text:p>
      <text:p text:style-name="P2"><text:tab/><text:span text:style-name="T1">-</text:span><text:span text:style-name="T3">NodeJs / Express ( backend )</text:span></text:p>
      <text:p text:style-name="P2"><text:span text:style-name="T3"><text:tab/>-</text:span><text:span text:style-name="T7">DB ( mySql et MongoDB )</text:span></text:p>
      <text:p text:style-name="P6"><text:tab/>-<text:span text:style-name="T9">Angular ( frontend )</text:span></text:p>
      <text:p text:style-name="P2"/>
      <text:p text:style-name="P3">3-Ce qu’était prévue :</text:p>
      <text:p text:style-name="P3"><text:tab/><text:span text:style-name="T1">Un backend qui contrôlera plusieurs D</text:span><text:span text:style-name="T8">B</text:span><text:span text:style-name="T1">s,</text:span></text:p>
      <text:p text:style-name="P7"><text:tab/>une pour les infos <text:span text:style-name="T10">et ces photos et une autre pour les users</text:span></text:p>
      <text:p text:style-name="P7"><text:tab/></text:p>
      <text:p text:style-name="P7"><text:tab/><text:span text:style-name="T10">Un </text:span><text:span text:style-name="T12">frondent</text:span><text:span text:style-name="T10"> avec </text:span><text:span text:style-name="T12">accès</text:span><text:span text:style-name="T10"> </text:span><text:span text:style-name="T12">login</text:span></text:p>
      <text:p text:style-name="P7"/>
      <text:p text:style-name="P4"><text:span text:style-name="T10">4-Ce que </text:span><text:span text:style-name="T13">à</text:span><text:span text:style-name="T10"> </text:span><text:span text:style-name="T12">était</text:span><text:span text:style-name="T10"> fait :</text:span></text:p>
      <text:p text:style-name="P5"><text:tab/> <text:span text:style-name="T1">Un backend qui contrôlera plusieurs D</text:span><text:span text:style-name="T8">B</text:span><text:span text:style-name="T1">s,</text:span></text:p>
      <text:p text:style-name="P8"><text:tab/>une pour les infos <text:span text:style-name="T10">et ces photos et une autre pour les users</text:span></text:p>
      <text:p text:style-name="P8"/>
      <text:p text:style-name="P9"><text:span text:style-name="T3"><text:tab/></text:span><text:span text:style-name="T4">Un frontend </text:span><text:span text:style-name="T5">sans</text:span><text:span text:style-name="T4"> </text:span><text:span text:style-name="T6">accès</text:span><text:span text:style-name="T4"> </text:span><text:span text:style-name="T6">login</text:span><text:span text:style-name="T4"> </text:span><text:span text:style-name="T5">mais </text:span><text:span text:style-name="T6">accès</text:span><text:span text:style-name="T5"> à tous les infos à configur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09:46:32.433000000</meta:creation-date>
    <dc:date>2021-06-18T14:25:43.776000000</dc:date>
    <meta:editing-duration>PT47M37S</meta:editing-duration>
    <meta:editing-cycles>7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5" meta:word-count="107" meta:character-count="575" meta:non-whitespace-character-count="469"/>
  </office:meta>
</office:document-meta>
</file>